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e6e6ff" draw:textarea-horizontal-align="justify" draw:textarea-vertical-align="middle" draw:auto-grow-height="false" fo:min-height="5.996cm" fo:min-width="5.546cm"/>
    </style:style>
    <style:style style:name="gr2" style:family="graphic" style:parent-style-name="standard">
      <style:graphic-properties draw:fill-color="#99cccc" draw:textarea-horizontal-align="justify" draw:textarea-vertical-align="middle" draw:auto-grow-height="false" fo:min-height="1.466cm" fo:min-width="3.416cm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 fo:min-height="1.466cm" fo:min-width="3.416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fill-color="#99cccc" draw:textarea-vertical-align="middl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 fo:min-height="1.466cm" fo:min-width="3.416cm"/>
    </style:style>
    <style:style style:name="gr6" style:family="graphic" style:parent-style-name="standard">
      <style:graphic-properties draw:fill-color="#996633" draw:textarea-horizontal-align="justify" draw:textarea-vertical-align="middle" draw:auto-grow-height="false" fo:min-height="1.466cm" fo:min-width="3.416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1.466cm" fo:min-width="3.416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113cm" fo:min-width="1.001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cccc"/>
      <style:paragraph-properties fo:text-align="center"/>
    </style:style>
    <style:style style:name="P4" style:family="paragraph">
      <loext:graphic-properties draw:fill-color="#aecf00"/>
      <style:paragraph-properties fo:text-align="center"/>
    </style:style>
    <style:style style:name="P5" style:family="paragraph">
      <loext:graphic-properties draw:fill="none" draw:fill-color="#99cccc"/>
      <style:paragraph-properties fo:text-align="center"/>
    </style:style>
    <style:style style:name="P6" style:family="paragraph">
      <loext:graphic-properties draw:fill-color="#ff8080"/>
      <style:paragraph-properties fo:text-align="center"/>
    </style:style>
    <style:style style:name="P7" style:family="paragraph">
      <loext:graphic-properties draw:fill-color="#996633"/>
      <style:paragraph-properties fo:text-align="center"/>
    </style:style>
    <style:style style:name="P8" style:family="paragraph">
      <loext:graphic-properties draw:fill-color="#ffd32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c5000b"/>
      <style:paragraph-properties fo:text-align="center"/>
    </style:style>
    <style:style style:name="P1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cm" svg:height="6.9cm" svg:x="6.9cm" svg:y="1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4.1cm" svg:height="1.9cm" svg:x="1.3cm" svg:y="1.5cm"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4.1cm" svg:height="1.9cm" svg:x="15.438cm" svg:y="1.5cm">
          <text:p text:style-name="P2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5.4cm" svg:y1="2.45cm" svg:x2="15.438cm" svg:y2="2.45cm" draw:start-shape="id1" draw:start-glue-point="1" draw:end-shape="id2" draw:end-glue-point="3" svg:d="M5400 2450h10038" svg:viewBox="0 0 10039 1">
          <text:p/>
        </draw:connector>
        <draw:custom-shape draw:style-name="gr2" draw:text-style-name="P3" xml:id="id3" draw:id="id3" draw:layer="layout" svg:width="4.1cm" svg:height="1.9cm" svg:x="1.3cm" svg:y="5.9cm"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4" draw:id="id4" draw:layer="layout" svg:width="4.1cm" svg:height="1.9cm" svg:x="8.3cm" svg:y="5.9cm">
          <text:p text:style-name="P2">Mock </text:p>
          <text:p text:style-name="P2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5.4cm" svg:y1="6.85cm" svg:x2="8.3cm" svg:y2="6.85cm" draw:start-shape="id3" draw:start-glue-point="1" draw:end-shape="id4" draw:end-glue-point="3" svg:d="M5400 6850h2900" svg:viewBox="0 0 2901 1">
          <text:p/>
        </draw:connector>
        <draw:custom-shape draw:style-name="gr6" draw:text-style-name="P7" xml:id="id5" draw:id="id5" draw:layer="layout" svg:width="4.1cm" svg:height="1.9cm" svg:x="8.3cm" svg:y="9.3cm">
          <text:p text:style-name="P2">Test</text:p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4.1cm" svg:height="1.9cm" svg:x="15.5cm" svg:y="9.3cm">
          <text:p text:style-name="P2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2.4cm" svg:y1="10.25cm" svg:x2="15.5cm" svg:y2="10.25cm" draw:start-shape="id5" draw:start-glue-point="1" draw:end-shape="id6" svg:d="M12400 10250h3100" svg:viewBox="0 0 3101 1">
          <text:p/>
        </draw:connector>
        <draw:custom-shape draw:style-name="gr2" draw:text-style-name="P3" xml:id="id7" draw:id="id7" draw:layer="layout" svg:width="4.1cm" svg:height="1.9cm" svg:x="1.7cm" svg:y="19.4cm"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4.1cm" svg:height="1.9cm" svg:x="8.3cm" svg:y="19.4cm">
          <text:p text:style-name="P2">Contract</text:p>
          <text:p text:style-name="P2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9" draw:id="id9" draw:layer="layout" svg:width="4.1cm" svg:height="1.9cm" svg:x="8.3cm" svg:y="21.3cm">
          <text:p text:style-name="P2">Contract</text:p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0" draw:id="id10" draw:layer="layout" svg:width="4.1cm" svg:height="1.9cm" svg:x="15.5cm" svg:y="21.3cm">
          <text:p text:style-name="P2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9" draw:layer="layout" draw:type="line" svg:x1="5.8cm" svg:y1="20.35cm" svg:x2="8.3cm" svg:y2="20.35cm" draw:start-shape="id7" draw:start-glue-point="1" draw:end-shape="id8" draw:end-glue-point="3" svg:d="M5800 20350h2500" svg:viewBox="0 0 2501 1">
          <text:p/>
        </draw:connector>
        <draw:connector draw:style-name="gr8" draw:text-style-name="P9" draw:layer="layout" draw:type="line" svg:x1="12.4cm" svg:y1="22.25cm" svg:x2="15.5cm" svg:y2="22.25cm" draw:start-shape="id9" draw:start-glue-point="1" draw:end-shape="id10" draw:end-glue-point="3" svg:d="M12400 22250h3100" svg:viewBox="0 0 3101 1">
          <text:p/>
        </draw:connector>
        <draw:custom-shape draw:style-name="gr9" draw:text-style-name="P10" draw:layer="layout" svg:width="0.7cm" svg:height="0.7cm" svg:x="10cm" svg:y="8.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0" draw:text-style-name="P2" draw:layer="layout" svg:width="0.1cm" svg:height="0.001cm" svg:x="14.4cm" svg:y="8.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" draw:text-style-name="P2" draw:layer="layout" svg:width="1.5cm" svg:height="1.7cm" svg:x="8cm" svg:y="17.1cm">
          <text:p text:style-name="P2">Json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2" draw:text-style-name="P11" draw:layer="layout" svg:width="2.7cm" svg:height="1.673cm" svg:x="10cm" svg:y="17.127cm">
          <draw:text-box>
            <text:p>Contact</text:p>
            <text:p>Fi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08:52:05.998689171</meta:creation-date>
    <dc:date>2016-04-18T12:48:34.213473230</dc:date>
    <meta:editing-duration>PT15M11S</meta:editing-duration>
    <meta:editing-cycles>4</meta:editing-cycles>
    <meta:generator>LibreOffice/4.4.6.3$Linux_X86_64 LibreOffice_project/40m0$Build-3</meta:generator>
    <meta:document-statistic meta:object-count="20"/>
  </office:meta>
</office:document-meta>
</file>